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9.119cm" svg:height="17.292cm" svg:x="7.734cm" svg:y="0.319cm">
            <draw:object draw:notify-on-update-of-ranges="Sheet1.C1:Sheet1.C181 Sheet1.B1:Sheet1.B181 Sheet1.F1:Sheet1.F181 Sheet1.E1:Sheet1.E181 Sheet1.I1:Sheet1.I226 Sheet1.H1:Sheet1.H226 Sheet1.L1:Sheet1.L280 Sheet1.K1:Sheet1.K2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Harris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ST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S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ST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ST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 Tomasi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ST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i Tomasi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ST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i Tomasi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ST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i Tomasi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ST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i Tomasi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ST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i Tomasi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AST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hi Tomasi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ST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GAST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hi Tomasi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ST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GAST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i Tomasi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ST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GAST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i Tomasi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ST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GAST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i Tomasi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ST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GAST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i Tomasi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ST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GAST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i Tomasi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ST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GAST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i Tomasi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ST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GAST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i Tomasi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ST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GAST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i Tomasi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ST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GAST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hi Tomasi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ST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GAST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hi Tomasi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ST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GAST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i Tomasi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ST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GAST</text:p>
          </table:table-cell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74" calcext:value-type="float">
            <text:p>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79" calcext:value-type="float">
            <text:p>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 Tomasi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hi Tomasi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86" calcext:value-type="float">
            <text:p>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hi Tomasi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hi Tomasi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ST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GAST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hi Tomasi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AST</text:p>
          </table:table-cell>
          <table:table-cell office:value-type="float" office:value="89" calcext:value-type="float">
            <text:p>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GAST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hi Tomasi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AST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GAST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i Tomasi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ST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GAST</text:p>
          </table:table-cell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i Tomasi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ST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GAST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i Tomasi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ST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GAST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i Tomasi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ST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GAST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hi Tomasi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ST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GAST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hi Tomasi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GAST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 Tomasi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ST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GAST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 Tomasi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GAST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 Tomasi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GAST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 Tomasi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GAST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 Tomasi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AST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 Tomasi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AST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 Tomasi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GAST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 Tomasi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AST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 Tomasi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GAST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 Tomasi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AST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 Tomasi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GAST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AST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AST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S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ST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ST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ST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ST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 Tomasi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AST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AST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AST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GAST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7T19:19:02.452623739</dc:date>
    <meta:document-statistic meta:table-count="1" meta:cell-count="2604" meta:object-count="1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05cm" chart:symbol-height="0.05cm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12cm" svg:height="17.293cm" xlink:href=".." xlink:type="simple" chart:class="chart:scatter" chart:style-name="ch1">
        <chart:title svg:x="11.897cm" svg:y="0.481cm" chart:style-name="ch2">
          <text:p>Feature Lifetime (Frames)</text:p>
        </chart:title>
        <chart:legend chart:legend-position="end" svg:x="27.174cm" svg:y="7.6cm" style:legend-expansion="high" chart:style-name="ch3"/>
        <chart:plot-area chart:style-name="ch4" table:cell-range-address="Sheet1.B1:Sheet1.C181 Sheet1.F1:Sheet1.F181 Sheet1.I1:Sheet1.I226 Sheet1.L1:Sheet1.L280" chart:data-source-has-labels="row" svg:x="1.593cm" svg:y="2.321cm" svg:width="24.417cm" svg:height="13.646cm">
          <chartooo:coordinate-region svg:x="2.214cm" svg:y="2.52cm" svg:width="23.516cm" svg:height="12.8cm"/>
          <chart:axis chart:dimension="x" chart:name="primary-x" chart:style-name="ch5">
            <chart:title svg:x="12.408cm" svg:y="16.312cm" chart:style-name="ch6">
              <text:p>Number of Frames</text:p>
            </chart:title>
          </chart:axis>
          <chart:axis chart:dimension="y" chart:name="primary-y" chart:style-name="ch5">
            <chart:title svg:x="0.451cm" svg:y="10.313cm" chart:style-name="ch7">
              <text:p>Active Features</text:p>
            </chart:title>
            <chart:grid chart:style-name="ch8" chart:class="major"/>
          </chart:axis>
          <chart:series chart:style-name="ch9" chart:values-cell-range-address="Sheet1.C1:Sheet1.C181" chart:label-cell-address="" chart:class="chart:scatter">
            <chart:domain table:cell-range-address="Sheet1.B1:Sheet1.B181"/>
            <chart:data-point chart:repeated="181"/>
          </chart:series>
          <chart:series chart:style-name="ch10" chart:values-cell-range-address="Sheet1.F1:Sheet1.F181" chart:label-cell-address="" chart:class="chart:scatter">
            <chart:domain table:cell-range-address="Sheet1.E1:Sheet1.E181"/>
            <chart:data-point chart:repeated="181"/>
          </chart:series>
          <chart:series chart:style-name="ch11" chart:values-cell-range-address="Sheet1.I1:Sheet1.I226" chart:label-cell-address="" chart:class="chart:scatter">
            <chart:domain table:cell-range-address="Sheet1.H1:Sheet1.H226"/>
            <chart:data-point chart:repeated="226"/>
          </chart:series>
          <chart:series chart:style-name="ch12" chart:values-cell-range-address="Sheet1.L1:Sheet1.L280" chart:label-cell-address="" chart:class="chart:scatter">
            <chart:domain table:cell-range-address="Sheet1.K1:Sheet1.K280"/>
            <chart:data-point chart:repeated="2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arris</text:p>
              </table:table-cell>
              <table:table-cell office:value-type="string">
                <text:p>Column E</text:p>
              </table:table-cell>
              <table:table-cell office:value-type="string">
                <text:p>GFTT</text:p>
              </table:table-cell>
              <table:table-cell office:value-type="string">
                <text:p>Column H</text:p>
              </table:table-cell>
              <table:table-cell office:value-type="string">
                <text:p>FAST</text:p>
              </table:table-cell>
              <table:table-cell office:value-type="string">
                <text:p>Column K</text:p>
              </table:table-cell>
              <table:table-cell office:value-type="string">
                <text:p>AGA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181</svg:desc>
                </draw:g>
              </table:table-cell>
              <table:table-cell office:value-type="float" office:value="50">
                <text:p>50</text:p>
                <draw:g>
                  <svg:desc>Sheet1.C1:Sheet1.C181</svg:desc>
                </draw:g>
              </table:table-cell>
              <table:table-cell office:value-type="float" office:value="0">
                <text:p>0</text:p>
                <draw:g>
                  <svg:desc>Sheet1.E1:Sheet1.E181</svg:desc>
                </draw:g>
              </table:table-cell>
              <table:table-cell office:value-type="float" office:value="50">
                <text:p>50</text:p>
                <draw:g>
                  <svg:desc>Sheet1.F1:Sheet1.F181</svg:desc>
                </draw:g>
              </table:table-cell>
              <table:table-cell office:value-type="float" office:value="0">
                <text:p>0</text:p>
                <draw:g>
                  <svg:desc>Sheet1.H1:Sheet1.H226</svg:desc>
                </draw:g>
              </table:table-cell>
              <table:table-cell office:value-type="float" office:value="50">
                <text:p>50</text:p>
                <draw:g>
                  <svg:desc>Sheet1.I1:Sheet1.I226</svg:desc>
                </draw:g>
              </table:table-cell>
              <table:table-cell office:value-type="float" office:value="0">
                <text:p>0</text:p>
                <draw:g>
                  <svg:desc>Sheet1.K1:Sheet1.K280</svg:desc>
                </draw:g>
              </table:table-cell>
              <table:table-cell office:value-type="float" office:value="50">
                <text:p>50</text:p>
                <draw:g>
                  <svg:desc>Sheet1.L1:Sheet1.L2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  <table:table-cell office:value-type="float" office:value="63">
                <text:p>6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41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40">
                <text:p>40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  <table:table-cell office:value-type="float" office:value="73">
                <text:p>73</text:p>
              </table:table-cell>
              <table:table-cell office:value-type="float" office:value="34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  <table:table-cell office:value-type="float" office:value="74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6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39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9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  <table:table-cell office:value-type="float" office:value="77">
                <text:p>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6">
                <text:p>36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34">
                <text:p>34</text:p>
              </table:table-cell>
              <table:table-cell office:value-type="float" office:value="78">
                <text:p>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6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39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34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6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  <table:table-cell office:value-type="float" office:value="34">
                <text:p>34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  <table:table-cell office:value-type="float" office:value="82">
                <text:p>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6">
                <text:p>36</text:p>
              </table:table-cell>
              <table:table-cell office:value-type="float" office:value="83">
                <text:p>83</text:p>
              </table:table-cell>
              <table:table-cell office:value-type="float" office:value="39">
                <text:p>39</text:p>
              </table:table-cell>
              <table:table-cell office:value-type="float" office:value="83">
                <text:p>83</text:p>
              </table:table-cell>
              <table:table-cell office:value-type="float" office:value="34">
                <text:p>34</text:p>
              </table:table-cell>
              <table:table-cell office:value-type="float" office:value="83">
                <text:p>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  <table:table-cell office:value-type="float" office:value="84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6">
                <text:p>36</text:p>
              </table:table-cell>
              <table:table-cell office:value-type="float" office:value="85">
                <text:p>85</text:p>
              </table:table-cell>
              <table:table-cell office:value-type="float" office:value="39">
                <text:p>39</text:p>
              </table:table-cell>
              <table:table-cell office:value-type="float" office:value="85">
                <text:p>85</text:p>
              </table:table-cell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  <table:table-cell office:value-type="float" office:value="86">
                <text:p>86</text:p>
              </table:table-cell>
              <table:table-cell office:value-type="float" office:value="39">
                <text:p>39</text:p>
              </table:table-cell>
              <table:table-cell office:value-type="float" office:value="86">
                <text:p>86</text:p>
              </table:table-cell>
              <table:table-cell office:value-type="float" office:value="34">
                <text:p>34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87">
                <text:p>87</text:p>
              </table:table-cell>
              <table:table-cell office:value-type="float" office:value="39">
                <text:p>39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  <table:table-cell office:value-type="float" office:value="87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  <table:table-cell office:value-type="float" office:value="88">
                <text:p>88</text:p>
              </table:table-cell>
              <table:table-cell office:value-type="float" office:value="39">
                <text:p>39</text:p>
              </table:table-cell>
              <table:table-cell office:value-type="float" office:value="88">
                <text:p>88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  <table:table-cell office:value-type="float" office:value="89">
                <text:p>89</text:p>
              </table:table-cell>
              <table:table-cell office:value-type="float" office:value="33">
                <text:p>33</text:p>
              </table:table-cell>
              <table:table-cell office:value-type="float" office:value="89">
                <text:p>8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3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  <table:table-cell office:value-type="float" office:value="91">
                <text:p>91</text:p>
              </table:table-cell>
              <table:table-cell office:value-type="float" office:value="33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3">
                <text:p>33</text:p>
              </table:table-cell>
              <table:table-cell office:value-type="float" office:value="92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92">
                <text:p>92</text:p>
              </table:table-cell>
              <table:table-cell office:value-type="float" office:value="33">
                <text:p>33</text:p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3">
                <text:p>33</text:p>
              </table:table-cell>
              <table:table-cell office:value-type="float" office:value="93">
                <text:p>93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  <table:table-cell office:value-type="float" office:value="33">
                <text:p>33</text:p>
              </table:table-cell>
              <table:table-cell office:value-type="float" office:value="93">
                <text:p>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3">
                <text:p>33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33">
                <text:p>33</text:p>
              </table:table-cell>
              <table:table-cell office:value-type="float" office:value="94">
                <text:p>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5">
                <text:p>25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26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  <table:table-cell office:value-type="float" office:value="97">
                <text:p>97</text:p>
              </table:table-cell>
              <table:table-cell office:value-type="float" office:value="23">
                <text:p>23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  <table:table-cell office:value-type="float" office:value="102">
                <text:p>102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04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21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26">
                <text:p>126</text:p>
              </table:table-cell>
              <table:table-cell office:value-type="float" office:value="5">
                <text:p>5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  <table:table-cell office:value-type="float" office:value="4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29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31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131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32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37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142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143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145">
                <text:p>145</text:p>
              </table:table-cell>
              <table:table-cell office:value-type="float" office:value="4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47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147">
                <text:p>147</text:p>
              </table:table-cell>
              <table:table-cell office:value-type="float" office:value="4">
                <text:p>4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148">
                <text:p>148</text:p>
              </table:table-cell>
              <table:table-cell office:value-type="float" office:value="4">
                <text:p>4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49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52">
                <text:p>152</text:p>
              </table:table-cell>
              <table:table-cell office:value-type="float" office:value="3">
                <text:p>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153">
                <text:p>153</text:p>
              </table:table-cell>
              <table:table-cell office:value-type="float" office:value="3">
                <text:p>3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154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160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162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165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171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07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09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23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24">
                <text:p>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